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6" style:family="paragraph" style:parent-style-name="Příklad">
      <style:paragraph-properties fo:margin-left="1.251cm" fo:margin-right="0cm" fo:text-indent="0cm" style:auto-text-indent="fals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 style:list-style-name="L1">
      <style:paragraph-properties fo:margin-left="3.752cm" fo:margin-right="0cm" fo:text-indent="-0.635cm" style:auto-text-indent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text-properties fo:font-style="normal" style:font-style-asian="normal" style:font-style-complex="normal"/>
    </style:style>
    <style:style style:name="P18" style:family="paragraph" style:parent-style-name="Text_20_body" style:list-style-name="L6">
      <style:text-properties fo:font-style="normal" style:font-style-asian="normal" style:font-style-complex="normal"/>
    </style:style>
    <style:style style:name="P19" style:family="paragraph" style:parent-style-name="Text_20_body" style:list-style-name="L7"/>
    <style:style style:name="P20" style:family="paragraph" style:parent-style-name="Text_20_body" style:list-style-name="L9"/>
    <style:style style:name="P21" style:family="paragraph" style:parent-style-name="Text_20_body" style:list-style-name=""/>
    <style:style style:name="P22" style:family="paragraph" style:parent-style-name="Text_20_body" style:list-style-name="L10"/>
    <style:style style:name="P23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24" style:family="paragraph" style:parent-style-name="Text_20_body" style:list-style-name="L8">
      <style:paragraph-properties fo:margin-left="3.752cm" fo:margin-right="0cm" fo:text-indent="-0.635cm" style:auto-text-indent="false"/>
    </style:style>
    <style:style style:name="P25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</style:style>
    <style:style style:name="P27" style:family="paragraph" style:parent-style-name="Text_20_body" style:list-style-name="L8">
      <style:paragraph-properties fo:margin-left="1.251cm" fo:margin-right="0cm" fo:text-indent="-0.635cm" style:auto-text-indent="false"/>
    </style:style>
    <style:style style:name="P28" style:family="paragraph" style:parent-style-name="Text_20_body" style:list-style-name="L8">
      <style:paragraph-properties fo:margin-left="2.501cm" fo:margin-right="0cm" fo:text-indent="-0.635cm" style:auto-text-indent="false"/>
    </style:style>
    <style:style style:name="P29" style:family="paragraph" style:parent-style-name="Heading_20_2" style:list-style-name=""/>
    <style:style style:name="P30" style:family="paragraph" style:parent-style-name="Heading_20_2">
      <style:paragraph-properties fo:break-before="page"/>
    </style:style>
    <style:style style:name="P31" style:family="paragraph" style:parent-style-name="Příklad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Příkla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Times New Roman" style:font-name-asian="DejaVu Sans" style:font-name-complex="DejaVu Sans"/>
    </style:style>
    <style:style style:name="T12" style:family="text">
      <style:text-properties style:font-name="Times New Roman1" style:font-name-asian="Times New Roman1" style:font-name-complex="Times New Roman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4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9"><text:a xlink:type="simple" xlink:href="#__RefHeading__269_415693079" text:style-name="Internet_20_link" text:visited-style-name="Internet_20_link">Golem</text:a><text:tab/>1</text:p>
          <text:p text:style-name="P7"><text:a xlink:type="simple" xlink:href="#__RefHeading__381_415693079" text:style-name="Internet_20_link" text:visited-style-name="Internet_20_link">Základní prvky systému</text:a><text:tab/>2</text:p>
          <text:p text:style-name="P8"><text:a xlink:type="simple" xlink:href="#__RefHeading__383_415693079" text:style-name="Internet_20_link" text:visited-style-name="Internet_20_link">Komunikace modulů</text:a><text:tab/>2</text:p>
          <text:p text:style-name="P8"><text:a xlink:type="simple" xlink:href="#__RefHeading__385_415693079" text:style-name="Internet_20_link" text:visited-style-name="Internet_20_link">Objekty</text:a><text:tab/>3</text:p>
          <text:p text:style-name="P7"><text:a xlink:type="simple" xlink:href="#__RefHeading__387_415693079" text:style-name="Internet_20_link" text:visited-style-name="Internet_20_link">Zdrojové kódy</text:a><text:tab/>4</text:p>
          <text:p text:style-name="P8"><text:a xlink:type="simple" xlink:href="#__RefHeading__389_415693079" text:style-name="Internet_20_link" text:visited-style-name="Internet_20_link">Adresářová struktura zdrojových kódů</text:a><text:tab/>4</text:p>
          <text:p text:style-name="P8"><text:a xlink:type="simple" xlink:href="#__RefHeading__391_415693079" text:style-name="Internet_20_link" text:visited-style-name="Internet_20_link">Umístění zdrojových kódů</text:a><text:tab/>4</text:p>
          <text:p text:style-name="P7"><text:a xlink:type="simple" xlink:href="#__RefHeading__393_415693079" text:style-name="Internet_20_link" text:visited-style-name="Internet_20_link">Distribuce</text:a><text:tab/>6</text:p>
          <text:p text:style-name="P7"><text:a xlink:type="simple" xlink:href="#__RefHeading__395_415693079" text:style-name="Internet_20_link" text:visited-style-name="Internet_20_link">Licence</text:a><text:tab/>6</text:p>
        </text:index-body>
      </text:table-of-content>
      <text:p text:style-name="P5"/>
      <text:h text:style-name="P29" text:outline-level="2"/>
      <text:h text:style-name="P30" text:outline-level="2"><text:bookmark text:name="__RefHeading__381_415693079"/>Základní prvky systému<text:bookmark-end text:name="__RefHeading__381_415693079"/></text:h>
      <text:p text:style-name="Text_20_body">Samotný systém je rozdělen do těchto částí:</text:p>
      <text:list xml:id="list552905438" text:style-name="L1">
        <text:list-item>
          <text:p text:style-name="P11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10"><text:span text:style-name="T1">Správa kolizí </text:span>– jsou volány mřížkou při vyhodnocování obsazení políčka více prvky. Volá se vždy u iniciátora kolize.</text:p>
              <text:p text:style-name="P32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p>
            </text:list-item>
            <text:list-item>
              <text:p text:style-name="P10"><text:span text:style-name="T4">Interakce s uživatelem</text:span><text:span text:style-name="T3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11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11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23"><text:span text:style-name="T1">Samotné vykreslení </text:span>– obstarává pouze vykreslení jednotlivých objektů z mřížky.</text:p>
            </text:list-item>
            <text:list-item>
              <text:p text:style-name="P23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25">Není aktivován žádný objekt.</text:p>
                </text:list-item>
                <text:list-item>
                  <text:p text:style-name="P25">U daného objektu není interakce definována (např. klávesová zkratka)</text:p>
                </text:list-item>
              </text:list>
            </text:list-item>
            <text:list-item>
              <text:p text:style-name="P23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23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26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780626055" text:style-name="L2">
        <text:list-item>
          <text:p text:style-name="P12"><text:span text:style-name="T1">Objekty → Mřížka → Vykreslení (I.)</text:span><text:line-break/><text:soft-pag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12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5">Tuto cestu je možné v Vykreslení (III.) zakázat.</text:span></text:p>
        </text:list-item>
      </text:list>
      <text:p text:style-name="P13">Komunikace mezi moduly je daná přesným způsobem, jak tyto komunikace mají probíhat.</text:p>
      <text:list xml:id="list1083779845" text:style-name="L3">
        <text:list-item>
          <text:p text:style-name="P14"><text:span text:style-name="T1">Objekt → Mřížka</text:span><text:span text:style-name="T5"> – volá metodu mřížky </text:span><text:span text:style-name="T7">update(Object)</text:span><text:span text:style-name="T8">, </text:span><text:span text:style-name="T9">které předá instanci sebe sama.</text:span></text:p>
        </text:list-item>
        <text:list-item>
          <text:p text:style-name="P14"><text:span text:style-name="T10">Mřížka → Vykreslení (I.)</text:span><text:span text:style-name="T9"> - <text:s/>volá metodu <text:s/></text:span><text:span text:style-name="T7">updateCell([x, y], [Objects)</text:span><text:span text:style-name="T9">, které předá množinu souřadnic a množinu objektů.</text:span></text:p>
        </text:list-item>
        <text:list-item>
          <text:p text:style-name="P14"><text:span text:style-name="T9">Vykreslení (II.) → Objekt (II.) <text:s/>- volá metodu </text:span><text:span text:style-name="T7">action(type)</text:span><text:span text:style-name="T9">, které předává řetězec ve formátu</text:span></text:p>
        </text:list-item>
      </text:list>
      <text:list xml:id="list1144418617" text:style-name="L4">
        <text:list-item>
          <text:list>
            <text:list-item>
              <text:p text:style-name="P15">&lt;*&gt; - pro akční klávesy (shift, control, akce myši...)</text:p>
            </text:list-item>
            <text:list-item>
              <text:p text:style-name="P15">* - pro ostatní</text:p>
              <text:p text:style-name="P31">&lt;Ctr&gt;&lt;Shift&gt;S</text:p>
            </text:list-item>
          </text:list>
        </text:list-item>
      </text:list>
      <text:h text:style-name="Heading_20_3" text:outline-level="3"><text:bookmark text:name="__RefHeading__385_415693079"/>Objekty<text:bookmark-end text:name="__RefHeading__385_415693079"/></text:h>
      <text:p text:style-name="P3">Základní vlastnosti:</text:p>
      <text:list xml:id="list1561181382" text:style-name="L5">
        <text:list-item>
          <text:p text:style-name="P16">X a Y pozice<text:span text:style-name="T2"> (integer)</text:span></text:p>
        </text:list-item>
        <text:list-item>
          <text:p text:style-name="P16">Možnost pohybu<text:span text:style-name="T2"> (boolean)</text:span></text:p>
        </text:list-item>
        <text:list-item>
          <text:p text:style-name="P17">Cesta k obrázku</text:p>
        </text:list-item>
      </text:list>
      <text:p text:style-name="P1">Základní metody:</text:p>
      <text:list xml:id="list1640147275" text:style-name="L6">
        <text:list-item>
          <text:p text:style-name="P18">změna pozice</text:p>
        </text:list-item>
        <text:list-item>
          <text:p text:style-name="P18">nastavení pohyblivosti</text:p>
        </text:list-item>
      </text:list>
      <text:p text:style-name="P2">Veškeré vlastnosti objektů by měly být soukromé (privat) a jejich editace by byla umožněna pouze příslušnými metodami z důvodu snadné akce na změnu vlastnost.</text:p>
      <text:p text:style-name="P6">U objektu auto se změní vlastnost obrázek z auto.gif na auto-horici.gif. Funkce, která tuto změnu způsobí, zároveň zašle signál na mřížku, která tuto událost předá k vykreslení.</text:p>
      <text:h text:style-name="P29" text:outline-level="2">Mřížka</text:h>
      <text:p text:style-name="P21">Základní vlastnosti:</text:p>
      <text:list xml:id="list871345645" text:style-name="L10">
        <text:list-item>
          <text:p text:style-name="P22">rozměry (X, Y)</text:p>
        </text:list-item>
        <text:list-item>
          <text:p text:style-name="P22">pole ( X <text:span text:style-name="T12">x Y) </text:span></text:p>
        </text:list-item>
      </text:list>
      <text:h text:style-name="P30" text:outline-level="2"><text:bookmark text:name="__RefHeading__387_415693079"/>Zdrojové kódy<text:bookmark-end text:name="__RefHeading__387_415693079"/></text:h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663217354" text:style-name="L7">
        <text:list-item>
          <text:p text:style-name="P19">Zdrojové kódy jsou psané zásadně v anglickém jazyce, stejně tak veškeré komentáře přímo v kódu.</text:p>
        </text:list-item>
        <text:list-item>
          <text:p text:style-name="P19">Čistý kód nepotřebuje nadbytek komentářů.</text:p>
        </text:list-item>
        <text:list-item>
          <text:p text:style-name="P19">Zdrojové soubory neobsahují zakomentovaný kód. K uchování historie souboru slouží Git.</text:p>
        </text:list-item>
        <text:list-item>
          <text:p text:style-name="P19">Používání smysluplných názvů proměnných, funkcí apod.</text:p>
        </text:list-item>
        <text:list-item>
          <text:p text:style-name="P19">U názvů proměnných, funkcí a metod je použit styl Camel:<text:line-break/><text:span text:style-name="T6">firstPropertyOfObject = None<text:line-break/>def myFirstFunction(value):</text:span></text:p>
        </text:list-item>
        <text:list-item>
          <text:p text:style-name="P19">U názvů objektů, tříd je psáno každé první písmeno velké:<text:line-break/><text:span text:style-name="T6">class MyFirstObject(Object):</text:span></text:p>
        </text:list-item>
        <text:list-item>
          <text:p text:style-name="P19">Je zachována logická struktura kódu umožňující čtení kódu odshora dolů – metoda sestupu.</text:p>
        </text:list-item>
        <text:list-item>
          <text:p text:style-name="P19">Funkce by měly vždy obsluhovat právě jeden problém – nepsat univerzální funkce.</text:p>
        </text:list-item>
        <text:list-item>
          <text:p text:style-name="P19">Funkce by měly přijímat co nejméně argumentů.</text:p>
        </text:list-item>
        <text:list-item>
          <text:p text:style-name="P19">Nepoužívají se „magická čísla“, ale konstanty.</text:p>
        </text:list-item>
        <text:list-item>
          <text:p text:style-name="P19">Kód se neopakuje.</text:p>
        </text:list-item>
      </text:list>
      <text:p text:style-name="Text_20_body">Zdroj: <text:span text:style-name="T2">[Čistý kód, Robert C. Martin | CPress 2009] <text:s/></text:span></text:p>
      <text:h text:style-name="Heading_20_3" text:outline-level="3"><text:bookmark text:name="__RefHeading__389_415693079"/>Adresářová struktura zdrojových kódů<text:bookmark-end text:name="__RefHeading__389_415693079"/></text:h>
      <text:list xml:id="list1714065011" text:style-name="L8">
        <text:list-item>
          <text:p text:style-name="P27"><text:span text:style-name="T1">/ - </text:span><text:span text:style-name="T5">základní</text:span><text:span text:style-name="T1"> </text:span><text:span text:style-name="T5">instalační skript, vlastnosti balíčku</text:span></text:p>
          <text:list>
            <text:list-item>
              <text:p text:style-name="P28"><text:span text:style-name="T1">/bin </text:span>– spustitelné skripty pro Linux, kterými je možné spustit Python s předimportovaným modulem golem</text:p>
            </text:list-item>
            <text:list-item>
              <text:p text:style-name="P28"><text:span text:style-name="T1">/docs</text:span> – soubory s nápovědou (GNOME, OMF, man stránka) a API dokumentací</text:p>
            </text:list-item>
            <text:list-item>
              <text:p text:style-name="P28"><text:span text:style-name="T1">/golem</text:span> – samotné zdrojové kódy frameworku</text:p>
              <text:list>
                <text:list-item>
                  <text:p text:style-name="P24"><text:span text:style-name="T1">/golem/libs</text:span> – možné knihovny – obecné funkce, rozšíření moduly v C...</text:p>
                </text:list-item>
                <text:list-item>
                  <text:p text:style-name="P24"><text:span text:style-name="T1">/golem/locale</text:span> – překlady aplikace (gettextové soubory) a slovníky (pro překládání názvů modulů a funkcí)</text:p>
                </text:list-item>
                <text:list-item>
                  <text:p text:style-name="P24"><text:span text:style-name="T1">/golem/objects</text:span> – základní vzory objektů</text:p>
                </text:list-item>
                <text:list-item>
                  <text:p text:style-name="P24"><text:span text:style-name="T1">/golem/viewers</text:span> – moduly obstarávající zobrazování</text:p>
                </text:list-item>
                <text:list-item>
                  <text:p text:style-name="P24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oft-page-break/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P29" text:outline-level="2"/>
      <text:h text:style-name="P30" text:outline-level="2"><text:bookmark text:name="__RefHeading__393_415693079"/>Distribuce<text:bookmark-end text:name="__RefHeading__393_415693079"/></text:h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<text:soft-page-break/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h text:style-name="Heading_20_2" text:outline-level="2"><text:bookmark text:name="__RefHeading__395_415693079"/>Licence<text:bookmark-end text:name="__RefHeading__395_415693079"/></text:h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2137695981" text:style-name="L9">
        <text:list-item>
          <text:p text:style-name="P20">software je možno šířit jak komerčně, tak jako open-source</text:p>
        </text:list-item>
        <text:list-item>
          <text:p text:style-name="P20">je možno šířit upravený software bez zveřejnění zdrojových kódů</text:p>
        </text:list-item>
        <text:list-item>
          <text:p text:style-name="P20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02H06M31S</meta:editing-duration>
    <meta:editing-cycles>32</meta:editing-cycles>
    <meta:generator>OpenOffice.org/3.2$Linux OpenOffice.org_project/320m12$Build-9483</meta:generator>
    <dc:date>2010-07-18T19:06:49</dc:date>
    <meta:document-statistic meta:table-count="0" meta:image-count="0" meta:object-count="0" meta:page-count="7" meta:paragraph-count="91" meta:word-count="1045" meta:character-count="6997"/>
  </office:meta>
</office:document-meta>
</file>